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2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446cm" svg:height="0.962cm" svg:x="4.685cm" svg:y="11.9cm">
          <draw:text-box>
            <text:p>Overall Width = 8mm</text:p>
          </draw:text-box>
        </draw:frame>
        <draw:frame draw:style-name="gr8" draw:layer="layout" svg:width="6.302cm" svg:height="0.962cm" svg:x="5.5cm" svg:y="13.038cm">
          <draw:text-box>
            <text:p>Rim Height = 0.4mm</text:p>
          </draw:text-box>
        </draw:frame>
        <draw:frame draw:style-name="gr11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3.8cm" svg:y2="15.4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6.6cm" svg:x2="3.8cm" svg:y2="16.6cm">
          <text:p/>
        </draw:line>
        <draw:frame draw:style-name="gr8" draw:layer="layout" svg:width="13.96cm" svg:height="3.095cm" svg:x="4.8cm" svg:y="15.7cm">
          <draw:text-box>
            <text:p>Clear Glue/Epoxy = 280μm – Note: Flat</text:p>
            <text:p>Inlay = 120μm (Note 210μm at Bump)</text:p>
            <text:p>Ring Blank = 70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6.8cm" svg:y1="20.3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812cm" svg:y="19.7cm">
          <draw:text-box>
            <text:p>Depth at center of ring = 1.9mm (Edge = 1.1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2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3" draw:text-style-name="P1" draw:layer="layout" svg:x1="4.901cm" svg:y1="17.568cm" svg:x2="3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2-24T13:08:36.941501348</dc:date>
    <meta:editing-duration>PT57M26S</meta:editing-duration>
    <meta:editing-cycles>33</meta:editing-cycles>
    <meta:generator>LibreOffice/4.2.7.2$Linux_X86_64 LibreOffice_project/420m0$Build-2</meta:generator>
    <meta:document-statistic meta:object-count="72"/>
  </office:meta>
</office:document-meta>
</file>